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772" officeooo:paragraph-rsid="0004a772"/>
    </style:style>
    <style:style style:name="P2" style:family="paragraph" style:parent-style-name="Standard">
      <style:text-properties officeooo:rsid="0004a772" officeooo:paragraph-rsid="00050506"/>
    </style:style>
    <style:style style:name="P3" style:family="paragraph" style:parent-style-name="Standard">
      <style:text-properties officeooo:rsid="0004a772" officeooo:paragraph-rsid="0008aec5"/>
    </style:style>
    <style:style style:name="P4" style:family="paragraph" style:parent-style-name="Standard">
      <style:text-properties officeooo:rsid="00050506" officeooo:paragraph-rsid="00050506"/>
    </style:style>
    <style:style style:name="P5" style:family="paragraph" style:parent-style-name="Standard">
      <style:text-properties officeooo:rsid="00050506" officeooo:paragraph-rsid="0006748d"/>
    </style:style>
    <style:style style:name="T1" style:family="text">
      <style:text-properties officeooo:rsid="00050506"/>
    </style:style>
    <style:style style:name="T2" style:family="text">
      <style:text-properties officeooo:rsid="0006748d"/>
    </style:style>
    <style:style style:name="T3" style:family="text">
      <style:text-properties officeooo:rsid="00078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 a <text:span text:style-name="T2">DEVELOPER</text:span></text:p>
      <text:p text:style-name="P2">I W<text:span text:style-name="T1">ant AN OPTION TO CREATE</text:span> AN ACCOUNT</text:p>
      <text:p text:style-name="P2">S<text:span text:style-name="T1">o</text:span> that I CAN BECOME MORE ENGAGED WITH THE COMMUNITY BY RESPONDING TO / ANSWERING QUESTIONS</text:p>
      <text:p text:style-name="P2"/>
      <text:p text:style-name="P4">As an ACCOUNT HOLDER</text:p>
      <text:p text:style-name="P4">I want TO CREATE/UPDATE A USER PROFILE</text:p>
      <text:p text:style-name="P4">So that COMMUNITY MEMBERS KNOW WHO I AM</text:p>
      <text:p text:style-name="P1"/>
      <text:p text:style-name="P1">As a<text:span text:style-name="T1">n ACCOUNT HOLDER</text:span></text:p>
      <text:p text:style-name="P1">I want to ASK A QUESTION</text:p>
      <text:p text:style-name="P1">So that I CAN CHOOSE THE MOST RELEVANT ANSWER</text:p>
      <text:p text:style-name="P1"/>
      <text:p text:style-name="P1">As a<text:span text:style-name="T1">n ACCOUNT HOLDER</text:span></text:p>
      <text:p text:style-name="P1">I want to RESPOND TO A QUESTION</text:p>
      <text:p text:style-name="P1">So that I CAN HELP MY FELLOW USERS AND IMPROVE MY STANDING WITHIN THE COMMUNITY</text:p>
      <text:p text:style-name="P1"/>
      <text:p text:style-name="P1">As a<text:span text:style-name="T1">n ACCOUNT HOLDER</text:span></text:p>
      <text:p text:style-name="P1">I want MY QUESTION TO APPEAR <text:span text:style-name="T1">TO ALL USERS</text:span></text:p>
      <text:p text:style-name="P1">So that USERS CAN VIEW MY CONVERSATION AND USE IT AS A KNOWLEDGE BASE</text:p>
      <text:p text:style-name="P1"/>
      <text:p text:style-name="P1">As a<text:span text:style-name="T1">n ACCOUNT HOLDER</text:span></text:p>
      <text:p text:style-name="P1">I want to COMMENT ON AN ANSWER</text:p>
      <text:p text:style-name="P1">so that SO THAT A PRECISE ANSWER CAN EVOLVE NATURALLY AND IMPROVE MY STANDING WITHIN THE COMMUNITY</text:p>
      <text:p text:style-name="P1"/>
      <text:p text:style-name="P5">As a <text:span text:style-name="T2">DEVELOPER</text:span></text:p>
      <text:p text:style-name="P5">I want to SEE ACCOUNT DETAILS <text:span text:style-name="T3">AND ACTIVITY</text:span></text:p>
      <text:p text:style-name="P5">So that I CAN MAKE A JUDGEMENT ON THE VALIDITY OF AN ANSWER</text:p>
      <text:p text:style-name="P1"/>
      <text:p text:style-name="P1">As a <text:span text:style-name="T2">DEVELOPER</text:span></text:p>
      <text:p text:style-name="P1">I want to BROWSE EXISTING QUESTIONS</text:p>
      <text:p text:style-name="P1">So that I CAN FIND EXI<text:span text:style-name="T2">S</text:span>TING QUESTION/ANSWERS THAT ARE RELEVANT TO <text:span text:style-name="T1">MY</text:span> INTERESTS</text:p>
      <text:p text:style-name="P1"/>
      <text:p text:style-name="P1">As a <text:span text:style-name="T2">DEVELOPER</text:span></text:p>
      <text:p text:style-name="P1">I want to SEARCH FOR QUESTION<text:span text:style-name="T1">S</text:span> BASED ON KEYWORDS</text:p>
      <text:p text:style-name="P1">So that I CAN FIND EXITING QUESTION/ANSWERS THAT ARE RELEVANT TO <text:span text:style-name="T1">MY </text:span>INTERESTS</text:p>
      <text:p text:style-name="P1"/>
      <text:p text:style-name="P1">As a <text:span text:style-name="T2">DEVELOPER</text:span></text:p>
      <text:p text:style-name="P1">I want to UP/DOWN VOTE ANSWERS</text:p>
      <text:p text:style-name="P1">So that THE BEST ANSWER IS DECIDED BY THE COMMUNITY </text:p>
      <text:p text:style-name="P1"/>
      <text:p text:style-name="P1">As a <text:span text:style-name="T2">DEVELOPER</text:span></text:p>
      <text:p text:style-name="P1">I want THE ANSWERS TO BE SORTED IN DESCENDING ORDER ON THEIR VALIDITY</text:p>
      <text:p text:style-name="P1">So that I CAN EASILY <text:span text:style-name="T1">SEE</text:span> THE BEST ANSWER<text:span text:style-name="T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3:24:23.252893758</meta:creation-date>
    <dc:date>2015-12-07T13:58:58.436511880</dc:date>
    <meta:editing-duration>PT18M4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33" meta:word-count="261" meta:character-count="1337" meta:non-whitespace-character-count="1108"/>
  </office:meta>
</office:document-meta>
</file>